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a0ecdf9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fo:border="0.99pt solid #000000"/>
    </style:style>
    <style:style style:name="a51eac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style:font-name-asian="Lucida Sans Unicode" style:font-name-complex="Tahoma"/>
    </style:style>
    <style:style style:name="a14ad3b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aa36642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a0ecdf9"/>
        <table:table-column table:style-name="co1" table:default-cell-style-name="a51eac8"/>
        <table:table-column table:style-name="co1" table:number-columns-repeated="6" table:default-cell-style-name="ce2"/>
        <table:table-column table:style-name="co1" table:default-cell-style-name="aa36642"/>
        <table:table-column table:style-name="co1" table:number-columns-repeated="7" table:default-cell-style-name="ce2"/>
        <table:table-row table:style-name="ro1">
          <table:table-cell office:value-type="string" calcext:value-type="string" table:number-columns-spanned="1" table:number-rows-spanned="2">
            <text:p>MATRÍCULA</text:p>
          </table:table-cell>
          <table:table-cell office:value-type="string" calcext:value-type="string" table:number-columns-spanned="1" table:number-rows-spanned="2">
            <text:p>NOME</text:p>
          </table:table-cell>
          <table:table-cell office:value-type="string" calcext:value-type="string" table:number-columns-spanned="1" table:number-rows-spanned="2">
            <text:p>CARGO</text:p>
          </table:table-cell>
          <table:table-cell office:value-type="string" calcext:value-type="string" table:number-columns-spanned="1" table:number-rows-spanned="2">
            <text:p>LOTAÇÃO</text:p>
          </table:table-cell>
          <table:table-cell office:value-type="string" calcext:value-type="string" table:number-columns-spanned="7" table:number-rows-spanned="1">
            <text:p>VERBAS INDENIZATÓRIAS</text:p>
          </table:table-cell>
          <table:covered-table-cell table:number-columns-repeated="6"/>
          <table:table-cell office:value-type="string" calcext:value-type="string" table:number-columns-spanned="8" table:number-rows-spanned="1">
            <text:p>OUTRAS REMUNERAÇÕES RETROATIVAS/TEMPORÁRIAS</text:p>
          </table:table-cell>
          <table:covered-table-cell table:number-columns-repeated="7"/>
        </table:table-row>
        <table:table-row table:style-name="ro2">
          <table:covered-table-cell table:number-columns-repeated="4" table:style-name="ce2"/>
          <table:table-cell table:style-name="a14ad3b" office:value-type="string" calcext:value-type="string">
            <text:p>AUXÍLIO-ADOÇÃO</text:p>
          </table:table-cell>
          <table:table-cell table:style-name="a14ad3b" office:value-type="string" calcext:value-type="string">
            <text:p>AUXÍLIO-ALIMENTAÇÃO</text:p>
          </table:table-cell>
          <table:table-cell table:style-name="a14ad3b" office:value-type="string" calcext:value-type="string">
            <text:p>AUXÍLIO-EDUCAÇÃO</text:p>
          </table:table-cell>
          <table:table-cell table:style-name="a14ad3b" office:value-type="string" calcext:value-type="string">
            <text:p>AUXÍLIO-LOCOMOÇÃO</text:p>
          </table:table-cell>
          <table:table-cell table:style-name="a14ad3b" office:value-type="string" calcext:value-type="string">
            <text:p>AUXÍLIO-SAÚDE</text:p>
          </table:table-cell>
          <table:table-cell table:style-name="a14ad3b" office:value-type="string" calcext:value-type="string">
            <text:p>INDENIZAÇÃO DE FÉRIAS NÃO USUFRUÍDAS</text:p>
          </table:table-cell>
          <table:table-cell table:style-name="a14ad3b" office:value-type="string" calcext:value-type="string">
            <text:p>INDENIZAÇÃO DE LICENÇA ESPECIAL/PRÊMIO NÃO USUFRUÍDA</text:p>
          </table:table-cell>
          <table:table-cell table:style-name="a14ad3b" office:value-type="string" calcext:value-type="string">
            <text:p>AUXÍLIO-ALIMENTAÇÃO</text:p>
          </table:table-cell>
          <table:table-cell table:style-name="a14ad3b" office:value-type="string" calcext:value-type="string">
            <text:p>AUXÍLIO-EDUCAÇÃO</text:p>
          </table:table-cell>
          <table:table-cell table:style-name="a14ad3b" office:value-type="string" calcext:value-type="string">
            <text:p>AUXÍLIO-LOCOMOÇÃO</text:p>
          </table:table-cell>
          <table:table-cell table:style-name="a14ad3b" office:value-type="string" calcext:value-type="string">
            <text:p>AUXÍLIO-SAÚDE</text:p>
          </table:table-cell>
          <table:table-cell table:style-name="a14ad3b" office:value-type="string" calcext:value-type="string">
            <text:p>DIFERENÇAS DE AUXÍLIOS</text:p>
          </table:table-cell>
          <table:table-cell table:style-name="a14ad3b" office:value-type="string" calcext:value-type="string">
            <text:p>GRATIFICAÇÕES EVENTUAIS</text:p>
          </table:table-cell>
          <table:table-cell table:style-name="a14ad3b" office:value-type="string" calcext:value-type="string">
            <text:p>PARCELAS PAGAS EM ATRASO</text:p>
          </table:table-cell>
          <table:table-cell table:style-name="a14ad3b" office:value-type="string" calcext:value-type="string">
            <text:p>SUBSTITUIÇÃO DE CARGO EM COMISSÃO / FUNÇÃO GRATIFICADA</text:p>
          </table:table-cell>
        </table:table-row>
        <table:table-row table:style-name="ro1">
          <table:table-cell table:style-name="ce2" office:value-type="string" calcext:value-type="string">
            <text:p>00004938</text:p>
          </table:table-cell>
          <table:table-cell table:style-name="ce2" office:value-type="string" calcext:value-type="string">
            <text:p>ZILMA OLIVEIRA MARQUES</text:p>
          </table:table-cell>
          <table:table-cell table:style-name="ce2" office:value-type="string" calcext:value-type="string">
            <text:p>TÉCNICO DO MP - ÁREA: ADMINISTRATIVA</text:p>
          </table:table-cell>
          <table:table-cell table:style-name="ce2" office:value-type="string" calcext:value-type="string">
            <text:p>SECRETARIA DA 2ª PROMOTORIA DE JUSTIÇA DE FAMÍLIA DA CAPITAL</text:p>
          </table:table-cell>
          <table:table-cell table:style-name="ce2" office:value-type="string" calcext:value-type="string">
            <text:p>R$ 0,00</text:p>
          </table:table-cell>
          <table:table-cell office:value-type="string" calcext:value-type="string">
            <text:p>R$ 1.230,00 </text:p>
          </table:table-cell>
          <table:table-cell table:number-columns-repeated="2" office:value-type="string" calcext:value-type="string">
            <text:p>R$ 0,00</text:p>
          </table:table-cell>
          <table:table-cell office:value-type="string" calcext:value-type="string">
            <text:p>R$ 868,79 </text:p>
          </table:table-cell>
          <table:table-cell table:number-columns-repeated="2" office:value-type="string" calcext:value-type="string">
            <text:p>R$ 0,00</text:p>
          </table:table-cell>
          <table:table-cell table:style-name="ce2" office:value-type="string" calcext:value-type="string">
            <text:p>R$ 0,00</text:p>
          </table:table-cell>
          <table:table-cell table:number-columns-repeated="7" office:value-type="string" calcext:value-type="string">
            <text:p>R$ 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0-11-30T01:00:26</meta:creation-date>
    <dc:date>2021-02-03T17:17:10.697577007</dc:date>
    <meta:editing-cycles>2</meta:editing-cycles>
    <meta:editing-duration>PT44M30S</meta:editing-duration>
    <meta:document-statistic meta:table-count="1" meta:cell-count="40" meta:object-count="0"/>
  </office:meta>
</office:document-meta>
</file>